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9cm" style:rel-column-width="13106*"/>
    </style:style>
    <style:style style:name="Table1.C" style:family="table-column">
      <style:table-column-properties style:column-width="3.401cm" style:rel-column-width="13107*"/>
    </style:style>
    <style:style style:name="Table1.D" style:family="table-column">
      <style:table-column-properties style:column-width="6.8cm" style:rel-column-width="2621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1ddca7" officeooo:paragraph-rsid="001ddca7"/>
    </style:style>
    <style:style style:name="P2" style:family="paragraph" style:parent-style-name="Text_20_body">
      <style:text-properties officeooo:rsid="001ddca7" officeooo:paragraph-rsid="001ddca7"/>
    </style:style>
    <style:style style:name="P3" style:family="paragraph" style:parent-style-name="Text_20_body">
      <style:text-properties officeooo:paragraph-rsid="001ddca7"/>
    </style:style>
    <style:style style:name="P4" style:family="paragraph" style:parent-style-name="Text_20_body">
      <style:text-properties officeooo:rsid="001e33e5" officeooo:paragraph-rsid="001e33e5"/>
    </style:style>
    <style:style style:name="P5" style:family="paragraph" style:parent-style-name="Text_20_body">
      <style:text-properties officeooo:rsid="001f3583" officeooo:paragraph-rsid="001f3583"/>
    </style:style>
    <style:style style:name="P6" style:family="paragraph" style:parent-style-name="Title">
      <style:paragraph-properties fo:text-align="center" style:justify-single-word="false"/>
      <style:text-properties officeooo:rsid="001ddca7" officeooo:paragraph-rsid="001ddca7"/>
    </style:style>
    <style:style style:name="P7" style:family="paragraph" style:parent-style-name="Table_20_Contents">
      <style:text-properties officeooo:rsid="001ddca7" officeooo:paragraph-rsid="001ddca7"/>
    </style:style>
    <style:style style:name="P8" style:family="paragraph" style:parent-style-name="Heading_20_1">
      <style:text-properties officeooo:rsid="001ddca7" officeooo:paragraph-rsid="001ddca7"/>
    </style:style>
    <style:style style:name="P9" style:family="paragraph" style:parent-style-name="Table_20_Contents">
      <style:text-properties officeooo:rsid="0022b158" officeooo:paragraph-rsid="0022b158"/>
    </style:style>
    <style:style style:name="P10" style:family="paragraph" style:parent-style-name="Table_20_Contents">
      <style:text-properties officeooo:rsid="0022e046" officeooo:paragraph-rsid="0022e046"/>
    </style:style>
    <style:style style:name="P11" style:family="paragraph" style:parent-style-name="Heading_20_3">
      <style:text-properties officeooo:rsid="001ddca7" officeooo:paragraph-rsid="001ddca7"/>
    </style:style>
    <style:style style:name="P12" style:family="paragraph" style:parent-style-name="Heading_20_3">
      <style:text-properties officeooo:rsid="001e33e5" officeooo:paragraph-rsid="001e33e5"/>
    </style:style>
    <style:style style:name="P13" style:family="paragraph" style:parent-style-name="Text_20_body">
      <style:text-properties officeooo:paragraph-rsid="00212e71"/>
    </style:style>
    <style:style style:name="P14" style:family="paragraph" style:parent-style-name="Text_20_body">
      <style:text-properties officeooo:rsid="00212e71" officeooo:paragraph-rsid="00212e71"/>
    </style:style>
    <style:style style:name="P15" style:family="paragraph" style:parent-style-name="Text_20_body">
      <style:text-properties officeooo:rsid="001e33e5" officeooo:paragraph-rsid="001e33e5"/>
    </style:style>
    <style:style style:name="P16" style:family="paragraph" style:parent-style-name="Text_20_body">
      <style:text-properties officeooo:rsid="001e33e5" officeooo:paragraph-rsid="00265816"/>
    </style:style>
    <style:style style:name="P17" style:family="paragraph" style:parent-style-name="Text_20_body">
      <style:text-properties officeooo:rsid="0024c273" officeooo:paragraph-rsid="0024c273"/>
    </style:style>
    <style:style style:name="P18" style:family="paragraph" style:parent-style-name="Text_20_body">
      <style:text-properties officeooo:rsid="002778ae" officeooo:paragraph-rsid="002778ae"/>
    </style:style>
    <style:style style:name="P19" style:family="paragraph" style:parent-style-name="Text_20_body">
      <style:text-properties officeooo:rsid="001f3583" officeooo:paragraph-rsid="001f3583"/>
    </style:style>
    <style:style style:name="T1" style:family="text">
      <style:text-properties officeooo:rsid="001ddca7"/>
    </style:style>
    <style:style style:name="T2" style:family="text">
      <style:text-properties officeooo:rsid="00212e71"/>
    </style:style>
    <style:style style:name="T3" style:family="text">
      <style:text-properties officeooo:rsid="0022b158"/>
    </style:style>
    <style:style style:name="T4" style:family="text">
      <style:text-properties officeooo:rsid="0024c273"/>
    </style:style>
    <style:style style:name="T5" style:family="text">
      <style:text-properties officeooo:rsid="00265816"/>
    </style:style>
    <style:style style:name="T6" style:family="text">
      <style:text-properties officeooo:rsid="002778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blem Analysis Model Answers</text:p>
      <text:p text:style-name="P1"/>
      <text:h text:style-name="P8" text:outline-level="1">Problem <text:span text:style-name="T2">2</text:span>: <text:s/></text:h>
      <text:h text:style-name="P11" text:outline-level="3">A. <text:s/>Problem definition:</text:h>
      <text:p text:style-name="P13"><text:s text:c="8"/><text:span text:style-name="T1"><text:s/>“We want to create an application that takes data from several comma separated value files, load this data into our program, and allow users to run statistics on the salaries, including the following:</text:span></text:p>
      <text:p text:style-name="P14">Team salary average per year</text:p>
      <text:p text:style-name="P14">Team median average per year</text:p>
      <text:p text:style-name="P14">Standard deviation from mean for a given team per year. </text:p>
      <text:p text:style-name="P13"/>
      <text:p text:style-name="P3"/>
      <text:h text:style-name="P11" text:outline-level="3">B. <text:s/>Solution definition:</text:h>
      <text:p text:style-name="P2">“ <text:span text:style-name="T2">Read both the team.csv and the salaries.csv file. </text:span>For each row in the <text:span text:style-name="T2">salary </text:span>file, read in the <text:span text:style-name="T2">team ID. </text:span><text:s/><text:span text:style-name="T2">Lookup the team name from the teamID in the teams.csv file. Create</text:span> a data structure that contains the team name and <text:span text:style-name="T2">a sub-structure that contains all the players salaries.</text:span> <text:s/>Once all of the data is loaded, prompt the user for a team. <text:s/>Print out the <text:span text:style-name="T2">average player salary for that team the median salary for that team and the standard deviation for that team.”</text:span></text:p>
      <text:p text:style-name="P2"/>
      <text:h text:style-name="P11" text:outline-level="3">C. <text:s/>Data Dictionary:</text:h>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9">File Name</text:p>
          </table:table-cell>
          <table:table-cell table:style-name="Table1.A1" office:value-type="string">
            <text:p text:style-name="P7">Field Name</text:p>
          </table:table-cell>
          <table:table-cell table:style-name="Table1.A1" office:value-type="string">
            <text:p text:style-name="P7">Field Type</text:p>
          </table:table-cell>
          <table:table-cell table:style-name="Table1.D1" office:value-type="string">
            <text:p text:style-name="P7">Field Description</text:p>
          </table:table-cell>
        </table:table-row>
        <table:table-row>
          <table:table-cell table:style-name="Table1.A2" office:value-type="string">
            <text:p text:style-name="P9">Salaries.csv</text:p>
            <text:p text:style-name="P9">Teams.csv</text:p>
          </table:table-cell>
          <table:table-cell table:style-name="Table1.A2" office:value-type="string">
            <text:p text:style-name="P7">Team <text:span text:style-name="T3">ID</text:span></text:p>
          </table:table-cell>
          <table:table-cell table:style-name="Table1.A2" office:value-type="string">
            <text:p text:style-name="P7">Character</text:p>
          </table:table-cell>
          <table:table-cell table:style-name="Table1.D2" office:value-type="string">
            <text:p text:style-name="P7">Holds the teams <text:span text:style-name="T3">ID</text:span></text:p>
          </table:table-cell>
        </table:table-row>
        <table:table-row>
          <table:table-cell table:style-name="Table1.A2" office:value-type="string">
            <text:p text:style-name="P9">Salaries.csv</text:p>
          </table:table-cell>
          <table:table-cell table:style-name="Table1.A2" office:value-type="string">
            <text:p text:style-name="P7">Yearly salary</text:p>
          </table:table-cell>
          <table:table-cell table:style-name="Table1.A2" office:value-type="string">
            <text:p text:style-name="P7">Integer</text:p>
          </table:table-cell>
          <table:table-cell table:style-name="Table1.D2" office:value-type="string">
            <text:p text:style-name="P7">Holds the players yearly salary</text:p>
          </table:table-cell>
        </table:table-row>
        <table:table-row>
          <table:table-cell table:style-name="Table1.A2" office:value-type="string">
            <text:p text:style-name="P10">Salaries.csv</text:p>
          </table:table-cell>
          <table:table-cell table:style-name="Table1.A2" office:value-type="string">
            <text:p text:style-name="P10">Year</text:p>
          </table:table-cell>
          <table:table-cell table:style-name="Table1.A2" office:value-type="string">
            <text:p text:style-name="P10">Character</text:p>
          </table:table-cell>
          <table:table-cell table:style-name="Table1.D2" office:value-type="string">
            <text:p text:style-name="P10">Holds the year</text:p>
          </table:table-cell>
        </table:table-row>
        <table:table-row>
          <table:table-cell table:style-name="Table1.A2" office:value-type="string">
            <text:p text:style-name="P9">Teams.csv</text:p>
          </table:table-cell>
          <table:table-cell table:style-name="Table1.A2" office:value-type="string">
            <text:p text:style-name="P9">Team Name</text:p>
          </table:table-cell>
          <table:table-cell table:style-name="Table1.A2" office:value-type="string">
            <text:p text:style-name="P9">Character</text:p>
          </table:table-cell>
          <table:table-cell table:style-name="Table1.D2" office:value-type="string">
            <text:p text:style-name="P9">Holds the teams name</text:p>
          </table:table-cell>
        </table:table-row>
      </table:table>
      <text:p text:style-name="P3"/>
      <text:p text:style-name="P2"/>
      <text:p text:style-name="P2"/>
      <text:h text:style-name="P12" text:outline-level="3">D. <text:s/>Detailed Solution Definition:</text:h>
      <text:p text:style-name="P4">1. <text:s/>Define a data structure holding the team name, <text:span text:style-name="T4">team id</text:span>, <text:span text:style-name="T4">and a sub structure which contains the year and all of the players salaries for that year. . </text:span></text:p>
      <text:p text:style-name="P4">1. <text:s text:c="2"/>Open <text:span text:style-name="T4">the salaries file</text:span> for reading</text:p>
      <text:p text:style-name="P4"><text:soft-page-break/>2. <text:s text:c="2"/>Read each line of the <text:span text:style-name="T4">salaries </text:span>file</text:p>
      <text:p text:style-name="P4">3. <text:s text:c="2"/>Extract the team <text:span text:style-name="T4">id, year </text:span>and the players salary from the line.</text:p>
      <text:p text:style-name="P4">4. <text:s text:c="2"/><text:span text:style-name="T4">For each team, create an array of the player salaries for that year.</text:span></text:p>
      <text:p text:style-name="P17">5. <text:s text:c="2"/>End of the salaries file? <text:s/>Close the file when all data is read.</text:p>
      <text:p text:style-name="P17">6. <text:s text:c="2"/><text:span text:style-name="T5">O</text:span>pen the team file for reading</text:p>
      <text:p text:style-name="P4"><text:span text:style-name="T4">7</text:span>. <text:s text:c="2"/><text:span text:style-name="T4">For each team id in the data structure, obtain the team name.</text:span></text:p>
      <text:p text:style-name="P17">8. <text:s text:c="2"/>Insert the team name into the data structure. </text:p>
      <text:p text:style-name="P16"><text:span text:style-name="T5">9</text:span>. <text:s text:c="2"/><text:span text:style-name="T4">End of the team file? <text:s/>Close the team file</text:span></text:p>
      <text:p text:style-name="P16"><text:span text:style-name="T4">10</text:span>. <text:span text:style-name="T5">Prompt for the team name and year. </text:span></text:p>
      <text:p text:style-name="P4"><text:span text:style-name="T5">11</text:span>. <text:span text:style-name="T5">Calculate the average player salary, median salary and standard deviation from the mean for that team in that year. </text:span></text:p>
      <text:p text:style-name="P4"/>
      <text:h text:style-name="P12" text:outline-level="3">E. <text:s/>Pseudocode.</text:h>
      <text:p text:style-name="P4">teamdata = EMPTY</text:p>
      <text:p text:style-name="P4"><text:span text:style-name="T6">salfile = </text:span>open(“<text:span text:style-name="T6">salaries.csv</text:span>”,”r”)</text:p>
      <text:p text:style-name="P4">while not <text:span text:style-name="T6">eof(salfile)</text:span> </text:p>
      <text:p text:style-name="P4"><text:s text:c="4"/>read line <text:span text:style-name="T6">from salfile</text:span></text:p>
      <text:p text:style-name="P4"><text:s text:c="4"/><text:span text:style-name="T6">year</text:span> = line[0]</text:p>
      <text:p text:style-name="P4"><text:s text:c="4"/><text:span text:style-name="T6">teamid</text:span> = line[<text:span text:style-name="T6">1</text:span>]</text:p>
      <text:p text:style-name="P4"><text:s text:c="4"/><text:span text:style-name="T6">salary = line[4</text:span></text:p>
      <text:p text:style-name="P4"><text:s text:c="4"/><text:span text:style-name="T6">teamdata[id][year].append(salary)</text:span></text:p>
      <text:p text:style-name="P18">close(salfile)</text:p>
      <text:p text:style-name="P18">teamfile = open(“teams.csv”,”read”)</text:p>
      <text:p text:style-name="P18">while not eof(teamfile)</text:p>
      <text:p text:style-name="P18"><text:s text:c="4"/>read line from teamfile</text:p>
      <text:p text:style-name="P18"><text:s text:c="4"/>teamid = line[0]</text:p>
      <text:p text:style-name="P18"><text:s text:c="4"/>teamname = line[40]</text:p>
      <text:p text:style-name="P18"><text:s text:c="4"/>teamdata[teamid][teamname] = teamname</text:p>
      <text:p text:style-name="P4"><text:s/><text:span text:style-name="T6">close(teamfile)</text:span> <text:s/></text:p>
      <text:p text:style-name="P3"><text:s text:c="4"/></text:p>
      <text:p text:style-name="P5">print (“Please enter team <text:s/><text:span text:style-name="T6">id</text:span>: “)</text:p>
      <text:p text:style-name="P5">get(team<text:span text:style-name="T6">idselection)</text:span></text:p>
      <text:p text:style-name="P18">print (“Please enter year: “)</text:p>
      <text:p text:style-name="P18"><text:soft-page-break/>get (teamyear)</text:p>
      <text:p text:style-name="P18">avg = calculcate_avg(teamdata[teamid][teamyear])</text:p>
      <text:p text:style-name="P18">med = calculate_median(teamdata[teamid][teamyear])</text:p>
      <text:p text:style-name="P18">std_dev = calculate_stddev(teamdata[teamid][teamyear])</text:p>
      <text:p text:style-name="P18">print (“Team name: “,teamdata[teamid][teamname], “ Year: “, year, “Average: “,avg, “Median: “,median,” standard deviation: “,std_dev)</text:p>
      <text:p text:style-name="P5">ex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3T09:16:55.161059259</meta:creation-date>
    <dc:date>2016-08-03T11:33:24.558802853</dc:date>
    <meta:editing-duration>PT1H38S</meta:editing-duration>
    <meta:editing-cycles>8</meta:editing-cycles>
    <meta:generator>LibreOffice/4.2.8.2$Linux_X86_64 LibreOffice_project/420m0$Build-2</meta:generator>
    <meta:document-statistic meta:table-count="1" meta:image-count="0" meta:object-count="0" meta:page-count="3" meta:paragraph-count="71" meta:word-count="434" meta:character-count="2776" meta:non-whitespace-character-count="2322"/>
  </office:meta>
</office:document-meta>
</file>